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B7231D8CF491445.png" manifest:media-type="image/png"/>
  <manifest:file-entry manifest:full-path="Pictures/10000201000002F6000001BB75FD169A76F5586A.png" manifest:media-type="image/png"/>
  <manifest:file-entry manifest:full-path="Pictures/100002010000010000000100707D30B8551A149C.png" manifest:media-type="image/png"/>
  <manifest:file-entry manifest:full-path="Pictures/100002010000044E0000027737F122E59C5A99CE.png" manifest:media-type="image/png"/>
  <manifest:file-entry manifest:full-path="Pictures/100002010000044E0000027784DF53FE00512C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MX Bold" svg:font-family="'GMX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Sentinela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Sentinela_5f_fondo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GMX 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GMX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6.225cm" svg:height="0.89cm" svg:x="20.231cm" svg:y="0.6cm">
          <draw:text-box>
            <text:p><text:span text:style-name="T1">ESTRUCTURA</text:span></text:p>
          </draw:text-box>
        </draw:frame>
        <draw:frame draw:style-name="gr3" draw:text-style-name="P3" draw:layer="layout" svg:width="16.024cm" svg:height="9.365cm" svg:x="5.988cm" svg:y="3.193cm">
          <draw:image xlink:href="Pictures/10000201000002F6000001BB75FD169A76F5586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2" draw:text-style-name="P2" draw:layer="layout" svg:width="6.225cm" svg:height="0.89cm" svg:x="20.231cm" svg:y="0.6cm">
          <draw:text-box>
            <text:p><text:span text:style-name="T1">ESTRUCTURA</text:span></text:p>
          </draw:text-box>
        </draw:frame>
        <draw:frame draw:style-name="gr3" draw:text-style-name="P3" draw:layer="layout" svg:width="16.024cm" svg:height="9.365cm" svg:x="5.988cm" svg:y="3.193cm">
          <draw:image xlink:href="Pictures/10000201000002F6000001BB75FD169A76F5586A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7.641cm 3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7.642cm 6.501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7.643cm 9.802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1.642cm 3.501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1.643cm 6.902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96cm" svg:height="0.96cm" draw:transform="rotate (-0.0541052068118246) translate (11.643cm 10.202cm)">
          <draw:image xlink:href="Pictures/100002010000010000000100707D30B8551A149C.png" xlink:type="simple" xlink:show="embed" xlink:actuate="onLoad" loext:mime-type="image/png">
            <text:p/>
          </draw:image>
        </draw:frame>
        <draw:frame draw:style-name="gr4" draw:text-style-name="P5" draw:layer="layout" svg:width="0.8cm" svg:height="0.8cm" svg:x="9.4cm" svg:y="7.4cm">
          <draw:image xlink:href="Pictures/10000201000001F4000001F44B7231D8CF4914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MX Bold" svg:font-family="'GMX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Sentinela" xlink:href="Pictures/100002010000044E0000027737F122E59C5A99CE.png" xlink:type="simple" xlink:show="embed" xlink:actuate="onLoad"/>
    <draw:fill-image draw:name="Sentinela_5f_fondo" draw:display-name="Sentinela_fondo" xlink:href="Pictures/100002010000044E0000027784DF53FE00512C5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75%" draw:textarea-horizontal-align="justify" fo:padding-top="0.125cm" fo:padding-bottom="0.125cm" fo:padding-left="0.25cm" fo:padding-right="0.25cm" draw:shadow="hidden" draw:shadow-offset-x="0.2cm" draw:shadow-offset-y="0.2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0:19:52.736381057</meta:creation-date>
    <dc:date>2019-04-11T16:44:48.705575257</dc:date>
    <meta:editing-duration>PT46M2S</meta:editing-duration>
    <meta:editing-cycles>13</meta:editing-cycles>
    <meta:generator>LibreOffice/6.1.5.2$Linux_X86_64 LibreOffice_project/10$Build-2</meta:generator>
    <meta:document-statistic meta:object-count="42"/>
  </office:meta>
</office:document-meta>
</file>